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ac52"/>
    </style:style>
    <style:style style:name="P2" style:family="paragraph" style:parent-style-name="Standard">
      <style:text-properties officeooo:rsid="0015ac52" officeooo:paragraph-rsid="0015ac52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62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text:tab/><text:tab/></text:span><text:span text:style-name="T2">Übung 10</text:span></text:p>
      <text:p text:style-name="P1"><text:span text:style-name="T1"/></text:p>
      <text:p text:style-name="P1"><text:span text:style-name="T1">Beachten Sie hierbei folgende Punkte:</text:span></text:p>
      <text:p text:style-name="P1"><text:span text:style-name="T1">1. Projektname</text:span> – <text:span text:style-name="T1">Der Name eines Projektes ist die halbe Miete ;-)</text:span></text:p>
      <text:p text:style-name="P1"><text:span text:style-name="T1">2. Beschreibung</text:span>– <text:span text:style-name="T1">Was soll das Programm am Ende können?</text:span></text:p>
      <text:p text:style-name="P1"><text:span text:style-name="T1">3. Aufgabenteilung</text:span>– <text:span text:style-name="T1">Welche Teile sind zu bearbeiten? Wer macht was? Wie werden die Teile zusammengefügt?</text:span></text:p>
      <text:p text:style-name="P1"><text:span text:style-name="T1">4. Fehler</text:span>– <text:span text:style-name="T1">Wie geht das Programm mit Defekten und Eingabefehlern um?</text:span></text:p>
      <text:p text:style-name="P1"><text:span text:style-name="T1">5. Dokumentation</text:span>– <text:span text:style-name="T1">technische Dokumentation, Benutzungshandbuch, Projektbericht</text:span></text:p>
      <text:p text:style-name="P1"><text:span text:style-name="T1"/></text:p>
      <text:p text:style-name="P1"><text:span text:style-name="T1">Die Dokumentation kann noch bis zum 03.0 8.2020 nachgereicht werden. Nutzen Sie hierfür das KVV.6. Präsentation</text:span> – <text:span text:style-name="T1">Wie präsentieren wir unser Produkt?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8:46:18.781077539</meta:creation-date>
    <dc:date>2020-06-21T21:29:48.406641569</dc:date>
    <meta:editing-duration>PT30S</meta:editing-duration>
    <meta:editing-cycles>1</meta:editing-cycles>
    <meta:document-statistic meta:table-count="0" meta:image-count="0" meta:object-count="0" meta:page-count="1" meta:paragraph-count="8" meta:word-count="80" meta:character-count="569" meta:non-whitespace-character-count="489"/>
    <meta:generator>LibreOffice/6.3.4.2.0$Linux_X86_64 LibreOffice_project/30$Build-2</meta:generator>
  </office:meta>
</office:document-meta>
</file>